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ucida Sans Unicode" svg:font-family="'Lucida Sans Unicode'" style:font-pitch="variable"/>
    <style:font-face style:name="Optimum" svg:font-family="Optimu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6.101cm" fo:margin-left="1.085cm" table:align="left" style:writing-mode="lr-tb"/>
    </style:style>
    <style:style style:name="Tableau1.A" style:family="table-column">
      <style:table-column-properties style:column-width="0.903cm"/>
    </style:style>
    <style:style style:name="Tableau1.B" style:family="table-column">
      <style:table-column-properties style:column-width="1.263cm"/>
    </style:style>
    <style:style style:name="Tableau1.C" style:family="table-column">
      <style:table-column-properties style:column-width="2.351cm"/>
    </style:style>
    <style:style style:name="Tableau1.D" style:family="table-column">
      <style:table-column-properties style:column-width="5.461cm"/>
    </style:style>
    <style:style style:name="Tableau1.E" style:family="table-column">
      <style:table-column-properties style:column-width="3.484cm"/>
    </style:style>
    <style:style style:name="Tableau1.F" style:family="table-column">
      <style:table-column-properties style:column-width="1.266cm"/>
    </style:style>
    <style:style style:name="Tableau1.G" style:family="table-column">
      <style:table-column-properties style:column-width="1.37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style:border-line-width-left="0.002cm 0.088cm 0.002cm" style:border-line-width-top="0.002cm 0.088cm 0.002cm" style:border-line-width-bottom="0.002cm 0.088cm 0.002cm" fo:padding="0.106cm" fo:border-left="0.092cm double #000000" fo:border-right="none" fo:border-top="0.092cm double #000000" fo:border-bottom="0.092cm double #000000" style:writing-mode="lr-tb"/>
    </style:style>
    <style:style style:name="Tableau1.G1" style:family="table-cell">
      <style:table-cell-properties style:vertical-align="top" style:border-line-width="0.002cm 0.088cm 0.002cm" fo:padding="0.106cm" fo:border="0.092cm double #000000" style:writing-mode="lr-tb"/>
    </style:style>
    <style:style style:name="P1" style:family="paragraph" style:parent-style-name="Heading_20_1" style:master-pag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Optimum" fo:font-size="26pt" style:font-size-asian="26pt" style:font-size-complex="26pt"/>
    </style:style>
    <style:style style:name="P2" style:family="paragraph" style:parent-style-name="Heading_20_1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Optimum" fo:font-size="20pt" style:font-size-asian="20pt" style:font-size-complex="20pt"/>
    </style:style>
    <style:style style:name="P3" style:family="paragraph" style:parent-style-name="Standard">
      <style:paragraph-properties fo:margin-top="0cm" fo:margin-bottom="0.199cm" fo:text-align="justify" style:justify-single-word="false"/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 fo:margin-top="0cm" fo:margin-bottom="0.199cm" fo:text-align="justify" style:justify-single-word="false"/>
      <style:text-properties style:font-name="Liberation Sans"/>
    </style:style>
    <style:style style:name="P5" style:family="paragraph" style:parent-style-name="Standard">
      <style:paragraph-properties fo:margin-top="0.494cm" fo:margin-bottom="0.101cm" fo:text-align="center" style:justify-single-word="false"/>
      <style:text-properties style:font-name="Optimum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.49cm" fo:margin-bottom="0.199cm" fo:text-align="start" style:justify-single-word="false"/>
      <style:text-properties style:font-name="Optimum" fo:font-size="10pt" style:font-size-asian="10pt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Courier New1" fo:font-size="10pt" style:font-size-asian="10pt" style:font-name-complex="Courier New" style:font-size-complex="10pt"/>
    </style:style>
    <style:style style:name="P8" style:family="paragraph" style:parent-style-name="Standard" style:list-style-name="WW8Num12">
      <style:paragraph-properties fo:margin-top="0.494cm" fo:margin-bottom="0.101cm" fo:text-align="justify" style:justify-single-word="false"/>
      <style:text-properties style:font-name="Liberation Sans"/>
    </style:style>
    <style:style style:name="P9" style:family="paragraph" style:parent-style-name="Standard" style:list-style-name="WW8Num12">
      <style:paragraph-properties fo:margin-top="0cm" fo:margin-bottom="0.101cm" fo:text-align="justify" style:justify-single-word="false" fo:orphans="2" fo:widows="2" style:writing-mode="lr-tb"/>
      <style:text-properties style:font-name="Liberation Sans"/>
    </style:style>
    <style:style style:name="P10" style:family="paragraph" style:parent-style-name="Standard" style:list-style-name="WW8Num12">
      <style:paragraph-properties fo:margin-top="0cm" fo:margin-bottom="0.101cm" fo:text-align="justify" style:justify-single-word="false"/>
      <style:text-properties style:font-name="Liberation Sans" fo:font-size="10pt" style:font-size-asian="10pt" style:font-size-complex="10pt"/>
    </style:style>
    <style:style style:name="P11" style:family="paragraph" style:parent-style-name="Standard" style:list-style-name="WW8Num12">
      <style:paragraph-properties fo:margin-top="0cm" fo:margin-bottom="0.494cm" fo:text-align="justify" style:justify-single-word="false"/>
      <style:text-properties style:font-name="Liberation Sans" fo:font-size="10pt" style:font-size-asian="10pt" style:font-size-complex="10pt"/>
    </style:style>
    <style:style style:name="P12" style:family="paragraph" style:parent-style-name="Standard">
      <style:paragraph-properties fo:margin-top="0.494cm" fo:margin-bottom="0.101cm" fo:text-align="start" style:justify-single-word="false"/>
      <style:text-properties style:font-name="Optimum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.494cm" fo:margin-bottom="0.101cm" fo:text-align="start" style:justify-single-word="false"/>
      <style:text-properties style:font-name="Courier New1" fo:font-size="10pt" fo:font-weight="bold" style:font-size-asian="10pt" style:font-weight-asian="bold" style:font-name-complex="Courier New" style:font-size-complex="10pt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0pt" style:font-size-asian="10pt" style:font-size-complex="10pt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/>
    </style:style>
    <style:style style:name="P16" style:family="paragraph" style:parent-style-name="Standard">
      <style:paragraph-properties fo:margin-top="0.494cm" fo:margin-bottom="0.101cm" fo:text-align="start" style:justify-single-word="false"/>
      <style:text-properties style:font-name="Courier New1" fo:font-size="10pt" fo:font-weight="bold" style:font-size-asian="10pt" style:font-weight-asian="bold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name-complex="Courier New" style:font-size-complex="10pt"/>
    </style:style>
    <style:style style:name="T7" style:family="text">
      <style:text-properties style:use-window-font-color="true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text-underline-style="none"/>
    </style:style>
    <style:style style:name="T9" style:family="text">
      <style:text-properties style:font-name="Optimum" style:text-underline-style="solid" style:text-underline-width="auto" style:text-underline-color="font-color"/>
    </style:style>
    <style:style style:name="T10" style:family="text">
      <style:text-properties style:font-name="Optimum" style:text-underline-style="none"/>
    </style:style>
    <style:style style:name="T11" style:family="text">
      <style:text-properties style:font-name-complex="Courier New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</text:p>
      <text:p text:style-name="P2">Le protocole NMEA ( <text:span text:style-name="T1">extraits</text:span> )</text:p>
      <text:p text:style-name="P3">NMEA ( <text:span text:style-name="T1">National Marine &amp; Electronics Association </text:span>) est une association à but non lucratif fondée par un groupement de professionnels de l'industrie de l'électronique des instruments et périphériques marins, conjointement avec des fabricants, des distributeurs, des revendeurs, des institutions d'enseignements. L'association a pour but d'harmoniser et de standardiser les équipements de la marine.</text:p>
      <text:p text:style-name="P3">NMEA est à l'origine de nombreux standards et en particulier du Standard NMEA-0183, utilisé dans les appareils GPS actuels.</text:p>
      <text:p text:style-name="P4"><text:span text:style-name="T2">Sous ce standard, toutes les données sont transmises sous la forme de trames ou phrases (</text:span><text:span text:style-name="T3">sentences</text:span><text:span text:style-name="T2">) constituées de caractères ASCII imprimables, elles commencent par le caractère '$' et sont terminées par les caractères [CR] Retour Chariot et [LF] Saut de ligne.</text:span></text:p>
      <text:p text:style-name="P3">Dans les fichiers les trames NMEA sont enregistrés en remplaçant &lt;CR&gt;&lt;LF&gt; par un '\n' soit &lt;LF&gt; </text:p>
      <text:p text:style-name="P5">La longueur maximale <text:span text:style-name="T4">d'une</text:span> trame ne peut excéder 82 caractères.</text:p>
      <text:p text:style-name="P6">Format simplifié des trames NMEA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7">$</text:p>
          </table:table-cell>
          <table:table-cell table:style-name="Tableau1.A1" office:value-type="string">
            <text:p text:style-name="P7">GP</text:p>
          </table:table-cell>
          <table:table-cell table:style-name="Tableau1.A1" office:value-type="string">
            <text:p text:style-name="P7">&lt;id&gt;</text:p>
          </table:table-cell>
          <table:table-cell table:style-name="Tableau1.A1" office:value-type="string">
            <text:p text:style-name="P7">&lt;données&gt;</text:p>
          </table:table-cell>
          <table:table-cell table:style-name="Tableau1.A1" office:value-type="string">
            <text:p text:style-name="P7"><text:span text:style-name="T5">*</text:span>&lt;checksum&gt;</text:p>
          </table:table-cell>
          <table:table-cell table:style-name="Tableau1.A1" office:value-type="string">
            <text:p text:style-name="P7">CR</text:p>
          </table:table-cell>
          <table:table-cell table:style-name="Tableau1.G1" office:value-type="string">
            <text:p text:style-name="P7">LF</text:p>
          </table:table-cell>
        </table:table-row>
      </table:table>
      <text:list text:style-name="WW8Num12">
        <text:list-item>
          <text:p text:style-name="P8"><text:span text:style-name="T2">les caractères GP indiquent qu'il s'agit d'une trame GPS ( </text:span><text:span text:style-name="T3">Global Positioning System </text:span><text:span text:style-name="T2">)</text:span></text:p>
        </text:list-item>
        <text:list-item>
          <text:p text:style-name="P9"><text:span text:style-name="T6">&lt;id&gt;</text:span><text:span text:style-name="T2"> est une suite de 3 caractères (</text:span><text:span text:style-name="T7">GGA, GLL, GSV, </text:span><text:span text:style-name="T2">...) définissant le type de la trame</text:span></text:p>
        </text:list-item>
        <text:list-item>
          <text:p text:style-name="P10">les données sont séparées par des virgules, leur nombre dépend du type de trame</text:p>
        </text:list-item>
        <text:list-item>
          <text:p text:style-name="P10">la somme de contrôle (checksum) est précédée d'un caractère '*', elle est calculée par OU exclusif entre tous les caractères situés entre '$' et '*' . Ce champ est présenté sous forme hexadécimale, sa présence est en général facultative.</text:p>
        </text:list-item>
        <text:list-item>
          <text:p text:style-name="P11">Une trame NMEA ne comporte jamais de caractère Espace (0x20).</text:p>
        </text:list-item>
      </text:list>
      <text:p text:style-name="P12">Détail d'une trame GGA avec checksum<text:span text:style-name="T8"> ( CRLF non représentés ) :</text:span></text:p>
      <text:p text:style-name="P13">$GPGGA,124819,4807.048,N,02131.324,E,1,08,0.9,545.4,M,46.9,M,,*4C</text:p>
      <text:p text:style-name="P14">GGA <text:tab/><text:tab/>= indicatif « Données d'acquisition Fix et Date - GPS »</text:p>
      <text:p text:style-name="P14">124819<text:tab/><text:tab/>= acquisition du Fix à 12:48:19 UTC</text:p>
      <text:p text:style-name="P14">4807.048,N<text:tab/>= Latitude 48° 7,048' Nord</text:p>
      <text:p text:style-name="P14">02131.324,E<text:tab/>= Longitude 21° 31,324' Est</text:p>
      <text:p text:style-name="P14">1<text:tab/><text:tab/>= Fix qualification ( 0 = non valide, 1 = Fix GPS, 2 = Fix DGPS, ... )</text:p>
      <text:p text:style-name="P14">08<text:tab/><text:tab/>= nombre de satellites en poursuite</text:p>
      <text:p text:style-name="P14">0.9<text:tab/><text:tab/>= dilution horizontale</text:p>
      <text:p text:style-name="P15"><text:span text:style-name="T2">545.4,M<text:tab/>= altitude en mètres au dessus du niveau moyen des océans (MSL : </text:span><text:span text:style-name="T3">Mean See Level</text:span><text:span text:style-name="T2">)</text:span></text:p>
      <text:p text:style-name="P14">46.9,M<text:tab/><text:tab/>= correction de la hauteur de la géoïde en mètres par rapport à l'ellipsoïde WGS84</text:p>
      <text:p text:style-name="P14">(champ vide)<text:tab/>= nombre de secondes écoulées depuis la dernière mise à jour DGPS</text:p>
      <text:p text:style-name="P14">(champ vide)<text:tab/>= identification de la station DGPS</text:p>
      <text:p text:style-name="P14">*4C<text:tab/><text:tab/>= préfixe + somme de contrôle</text:p>
      <text:p text:style-name="P16"><text:span text:style-name="T9">Détail d'une trame GLL sans checksum</text:span><text:span text:style-name="T10"> ( CRLF non représentés ) </text:span><text:span text:style-name="T11">$GPGLL,4916.75,N,12311.12,W,225444,A</text:span></text:p>
      <text:p text:style-name="P14">GLL <text:tab/><text:tab/>= indicatif « Positionnement Géographique Longitude / Latitude - GPS »</text:p>
      <text:p text:style-name="P14">4916.75,N <text:tab/>= Latitude 49° 16,75' Nord <text:s text:c="2"/>soit 49° 16’ 45" Nord </text:p>
      <text:p text:style-name="P14">12311.12,W <text:tab/>= Longitude 123° 11,12' Ouest <text:s/>soit 123° 11’ 7" Ouest</text:p>
      <text:p text:style-name="P14">225444 <text:tab/>= acquisition du Fix à 22:54:44 UTC</text:p>
      <text:p text:style-name="P14">A <text:tab/><text:tab/>= indication de données vali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ucida Sans Unicode" svg:font-family="'Lucida Sans Unicode'" style:font-pitch="variable"/>
    <style:font-face style:name="Optimum" svg:font-family="Optimu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DejaVu LGC Sans Mono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text-align="start" style:justify-single-word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Optimum" fo:font-style="italic" fo:font-weight="bold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color="#000000"/>
    </style:style>
    <style:style style:name="Listing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 style:font-size-complex="10pt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fo:font-size="12pt" style:font-size-asian="12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 fo:font-size="12pt" style:font-size-asian="12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 fo:font-size="12pt" style:font-size-asian="12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2pt" style:font-size-asian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2pt" style:font-size-asian="12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12pt" style:font-size-asian="12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2pt" style:font-size-asian="12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 fo:font-size="12pt" style:font-size-asian="12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 fo:font-size="12pt" style:font-size-asian="12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 fo:font-size="12pt" style:font-size-asian="12pt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 fo:font-size="12pt" style:font-size-asian="12pt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2pt" style:font-size-asian="12pt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 fo:font-size="12pt" style:font-size-asian="12pt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Symbol" fo:font-size="12pt" style:font-size-asian="12pt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2pt" style:font-size-asian="12pt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Symbol" fo:font-size="12pt" style:font-size-asian="12pt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6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8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0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0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27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0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0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31z0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 style:parent-style-name="Page_20_Number">
      <style:text-properties fo:font-style="italic" style:font-style-asian="italic" style:font-style-complex="italic"/>
    </style:style>
    <style:page-layout style:name="pm1">
      <style:page-layout-properties fo:page-width="21.001cm" fo:page-height="29.7cm" style:num-format="1" style:print-orientation="portrait" fo:margin-top="0.951cm" fo:margin-bottom="1.3cm" fo:margin-left="1.69cm" fo:margin-right="1.6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BTS IRIS – Extrait BTS <text:tab/> Annexe NMEA<text:tab/>Page - </text:span><text:span text:style-name="T2"><text:page-number text:select-page="current">1</text:page-number></text:span><text:span text:style-name="T2">/</text:span><text:span text:style-name="T2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Les classes</dc:title>
    <meta:initial-creator>dominique</meta:initial-creator>
    <meta:creation-date>2006-11-19T19:09:00</meta:creation-date>
    <dc:date>2008-02-18T16:44:58</dc:date>
    <meta:print-date>2008-02-18T16:44:33</meta:print-date>
    <dc:language>fr-FR</dc:language>
    <meta:editing-cycles>18</meta:editing-cycles>
    <meta:editing-duration>PT48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1" meta:word-count="429" meta:character-count="2804"/>
  </office:meta>
</office:document-meta>
</file>